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f1ce" officeooo:paragraph-rsid="0010f1ce"/>
    </style:style>
    <style:style style:name="P2" style:family="paragraph" style:parent-style-name="Text_20_body">
      <style:paragraph-properties fo:text-align="center" style:justify-single-word="false"/>
      <style:text-properties officeooo:rsid="0010f1ce" officeooo:paragraph-rsid="0010f1ce"/>
    </style:style>
    <style:style style:name="P3" style:family="paragraph" style:parent-style-name="Text_20_body">
      <style:text-properties officeooo:rsid="0012abdf" officeooo:paragraph-rsid="0012abdf"/>
    </style:style>
    <style:style style:name="P4" style:family="paragraph" style:parent-style-name="Text_20_body">
      <style:text-properties officeooo:paragraph-rsid="0012abdf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3222b" officeooo:paragraph-rsid="0013222b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0f1ce" officeooo:paragraph-rsid="0010f1c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0f1ce" officeooo:paragraph-rsid="0010f1c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2abdf" officeooo:paragraph-rsid="0012abdf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2abdf" officeooo:paragraph-rsid="0012abdf" style:font-weight-asian="bold" style:font-weight-complex="bold"/>
    </style:style>
    <style:style style:name="P11" style:family="paragraph" style:parent-style-name="Heading_20_1">
      <style:text-properties officeooo:rsid="000fce7c" officeooo:paragraph-rsid="000fce7c"/>
    </style:style>
    <style:style style:name="P12" style:family="paragraph" style:parent-style-name="Header">
      <style:text-properties style:font-name="Arial" fo:font-size="10pt" fo:font-style="italic" officeooo:rsid="000fce7c" officeooo:paragraph-rsid="000fce7c" style:font-size-asian="10pt" style:font-style-asian="italic" style:font-size-complex="10pt" style:font-style-complex="italic"/>
    </style:style>
    <style:style style:name="T1" style:family="text">
      <style:text-properties officeooo:rsid="0012ab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ema 8: Pagina 160 - 161 del libro.</text:h>
      <text:p text:style-name="P6">Casos practicos a resolver:</text:p>
      <text:p text:style-name="P1">1º)<text:tab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Bienes de inversión</text:p>
          </table:table-cell>
          <table:table-cell table:style-name="Tabla1.A1" office:value-type="string">
            <text:p text:style-name="P9">€</text:p>
          </table:table-cell>
          <table:table-cell table:style-name="Tabla1.A1" office:value-type="string">
            <text:p text:style-name="P2">Gastos iniciales</text:p>
          </table:table-cell>
          <table:table-cell table:style-name="Tabla1.D1" office:value-type="string">
            <text:p text:style-name="P9">€</text:p>
          </table:table-cell>
        </table:table-row>
        <table:table-row>
          <table:table-cell table:style-name="Tabla1.A2" office:value-type="string">
            <text:p text:style-name="P2">Ordenadores</text:p>
          </table:table-cell>
          <table:table-cell table:style-name="Tabla1.A2" office:value-type="string">
            <text:p text:style-name="P2">400</text:p>
          </table:table-cell>
          <table:table-cell table:style-name="Tabla1.A2" office:value-type="string">
            <text:p text:style-name="P9">Nóminas</text:p>
          </table:table-cell>
          <table:table-cell table:style-name="Tabla1.D2" office:value-type="string">
            <text:p text:style-name="P9">1200/mes*3 = 3600</text:p>
          </table:table-cell>
        </table:table-row>
        <table:table-row>
          <table:table-cell table:style-name="Tabla1.A2" office:value-type="string">
            <text:p text:style-name="P2">Mobiliarios</text:p>
          </table:table-cell>
          <table:table-cell table:style-name="Tabla1.A2" office:value-type="string">
            <text:p text:style-name="P7">2000</text:p>
          </table:table-cell>
          <table:table-cell table:style-name="Tabla1.A2" office:value-type="string">
            <text:p text:style-name="P9">Autónomos</text:p>
          </table:table-cell>
          <table:table-cell table:style-name="Tabla1.D2" office:value-type="string">
            <text:p text:style-name="P9">250/mes*3 = 750</text:p>
          </table:table-cell>
        </table:table-row>
        <table:table-row>
          <table:table-cell table:style-name="Tabla1.A2" office:value-type="string">
            <text:p text:style-name="P2">Herramientas</text:p>
          </table:table-cell>
          <table:table-cell table:style-name="Tabla1.A2" office:value-type="string">
            <text:p text:style-name="P7">2000</text:p>
          </table:table-cell>
          <table:table-cell table:style-name="Tabla1.A2" office:value-type="string">
            <text:p text:style-name="P9">Gastos de constitución</text:p>
          </table:table-cell>
          <table:table-cell table:style-name="Tabla1.D2" office:value-type="string">
            <text:p text:style-name="P9">700</text:p>
          </table:table-cell>
        </table:table-row>
        <table:table-row>
          <table:table-cell table:style-name="Tabla1.A2" office:value-type="string">
            <text:p text:style-name="P2">Programas informáticos</text:p>
          </table:table-cell>
          <table:table-cell table:style-name="Tabla1.A2" office:value-type="string">
            <text:p text:style-name="P7">200</text:p>
          </table:table-cell>
          <table:table-cell table:style-name="Tabla1.A2" office:value-type="string">
            <text:p text:style-name="P9">Publicidad de lanzamiento</text:p>
          </table:table-cell>
          <table:table-cell table:style-name="Tabla1.D2" office:value-type="string">
            <text:p text:style-name="P9">500</text:p>
          </table:table-cell>
        </table:table-row>
        <table:table-row>
          <table:table-cell table:style-name="Tabla1.A2" office:value-type="string">
            <text:p text:style-name="P2">Maquinaria</text:p>
          </table:table-cell>
          <table:table-cell table:style-name="Tabla1.A2" office:value-type="string">
            <text:p text:style-name="P7">4000</text:p>
          </table:table-cell>
          <table:table-cell table:style-name="Tabla1.A2" office:value-type="string">
            <text:p text:style-name="P9">Luz</text:p>
          </table:table-cell>
          <table:table-cell table:style-name="Tabla1.D2" office:value-type="string">
            <text:p text:style-name="P9">100/mes*3 = 30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Teléfono</text:p>
          </table:table-cell>
          <table:table-cell table:style-name="Tabla1.D2" office:value-type="string">
            <text:p text:style-name="P9">80/mes*3 = 24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Cuota préstamos</text:p>
          </table:table-cell>
          <table:table-cell table:style-name="Tabla1.D2" office:value-type="string">
            <text:p text:style-name="P9">250/mes*3 = 75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Gestoria</text:p>
          </table:table-cell>
          <table:table-cell table:style-name="Tabla1.D2" office:value-type="string">
            <text:p text:style-name="P9">100/mes*3 = 30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Alquiler</text:p>
          </table:table-cell>
          <table:table-cell table:style-name="Tabla1.D2" office:value-type="string">
            <text:p text:style-name="P9">500/mes*3 = 150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Internet</text:p>
          </table:table-cell>
          <table:table-cell table:style-name="Tabla1.D2" office:value-type="string">
            <text:p text:style-name="P9">50/mes*3 = 150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Material oficina</text:p>
          </table:table-cell>
          <table:table-cell table:style-name="Tabla1.D2" office:value-type="string">
            <text:p text:style-name="P9">300</text:p>
          </table:table-cell>
        </table:table-row>
        <table:table-row>
          <table:table-cell table:style-name="Tabla1.A2" office:value-type="string">
            <text:p text:style-name="P10">Tota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Total</text:p>
          </table:table-cell>
          <table:table-cell table:style-name="Tabla1.D2" office:value-type="string">
            <text:p text:style-name="P9">9090</text:p>
          </table:table-cell>
        </table:table-row>
      </table:table>
      <text:p text:style-name="P3">Total a pagar = 8600+9090 = 17690€ </text:p>
      <text:p text:style-name="P3">Necesita financiar 17690€ para los tres primeros meses.</text:p>
      <text:p text:style-name="P3"/>
      <text:p text:style-name="P3">2º)</text:p>
      <text:p text:style-name="P4"><text:span text:style-name="T1"><text:tab/></text:span>Fuentes propias: aportaciones de socios, business angel, reservas, amortizaciones. </text:p>
      <text:p text:style-name="P4"><text:tab/>Fuentes ajenas: leasing, factoring, créditos, renting, descuentos de pagarés.</text:p>
      <text:p text:style-name="P4"/>
      <text:p text:style-name="P5">Repasa conceptos (test):</text:p>
      <text:p text:style-name="P5"><text:span text:style-name="T3">1º) C<text:tab/><text:tab/><text:tab/><text:tab/><text:tab/>5º) C</text:span></text:p>
      <text:p text:style-name="P5"><text:span text:style-name="T3">2º) D<text:tab/><text:tab/><text:tab/><text:tab/><text:tab/>6º) A</text:span></text:p>
      <text:p text:style-name="P5"><text:span text:style-name="T3">3º) C<text:tab/><text:tab/><text:tab/><text:tab/><text:tab/>7º) A</text:span></text:p>
      <text:p text:style-name="P5"><text:span text:style-name="T3">4º) 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style="italic" officeooo:rsid="000fce7c" officeooo:paragraph-rsid="000fce7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Barba García<text:tab/><text:tab/>E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41:10.570608654</meta:creation-date>
    <dc:date>2019-02-07T01:11:52.975650824</dc:date>
    <meta:editing-duration>PT20M30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53" meta:word-count="133" meta:character-count="816" meta:non-whitespace-character-count="718"/>
  </office:meta>
</office:document-meta>
</file>